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75in" style:rel-column-width="32767*"/>
    </style:style>
    <style:style style:name="Table1.B" style:family="table-column">
      <style:table-column-properties style:column-width="3.75in" style:rel-column-width="32768*"/>
    </style:style>
    <style:style style:name="Table1.A1" style:family="table-cell">
      <style:table-cell-properties fo:padding-left="0.0403in" fo:padding-right="0.0403in" fo:padding-top="0.0403in" fo:padding-bottom="0in" fo:border="none"/>
    </style:style>
    <style:style style:name="Table0" style:family="table">
      <style:table-properties style:width="7.5in" table:align="margins"/>
    </style:style>
    <style:style style:name="Table0.A" style:family="table-column">
      <style:table-column-properties style:column-width="0.7201in" style:rel-column-width="6292*"/>
    </style:style>
    <style:style style:name="Table0.B" style:family="table-column">
      <style:table-column-properties style:column-width="1.3396in" style:rel-column-width="11705*"/>
    </style:style>
    <style:style style:name="Table0.C" style:family="table-column">
      <style:table-column-properties style:column-width="0.4597in" style:rel-column-width="4017*"/>
    </style:style>
    <style:style style:name="Table0.D" style:family="table-column">
      <style:table-column-properties style:column-width="1.3701in" style:rel-column-width="11972*"/>
    </style:style>
    <style:style style:name="Table0.E" style:family="table-column">
      <style:table-column-properties style:column-width="0.9in" style:rel-column-width="7864*"/>
    </style:style>
    <style:style style:name="Table0.F" style:family="table-column">
      <style:table-column-properties style:column-width="1.2403in" style:rel-column-width="10837*"/>
    </style:style>
    <style:style style:name="Table0.G" style:family="table-column">
      <style:table-column-properties style:column-width="1.4701in" style:rel-column-width="12848*"/>
    </style:style>
    <style:style style:name="Table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0.G1" style:family="table-cell">
      <style:table-cell-properties fo:padding="0.0382in" fo:border="0.05pt solid #000000"/>
    </style:style>
    <style:style style:name="Table0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0.A5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P2" style:family="paragraph" style:parent-style-name="Table_20_Heading">
      <style:text-properties fo:font-size="9pt" officeooo:rsid="000b67a7" officeooo:paragraph-rsid="000b67a7" style:font-size-asian="9pt" style:font-size-complex="9pt"/>
    </style:style>
    <style:style style:name="P3" style:family="paragraph" style:parent-style-name="Table_20_Heading">
      <style:text-properties fo:font-size="9pt" officeooo:rsid="000ce37e" officeooo:paragraph-rsid="000ce37e" style:font-size-asian="9pt" style:font-size-complex="9pt"/>
    </style:style>
    <style:style style:name="P4" style:family="paragraph" style:parent-style-name="Standard">
      <style:text-properties fo:font-size="8pt" officeooo:paragraph-rsid="000dce84" style:font-size-asian="8pt" style:font-size-complex="8pt"/>
    </style:style>
    <style:style style:name="P5" style:family="paragraph" style:parent-style-name="Standard">
      <style:text-properties fo:font-size="8pt" fo:font-weight="bold" officeooo:paragraph-rsid="000dce84" style:font-size-asian="8pt" style:font-weight-asian="bold" style:font-size-complex="8pt" style:font-weight-complex="bold"/>
    </style:style>
    <style:style style:name="P6" style:family="paragraph" style:parent-style-name="Text_20_body">
      <style:paragraph-properties fo:text-align="end" style:justify-single-word="false"/>
      <style:text-properties officeooo:paragraph-rsid="000b67a7"/>
    </style:style>
    <style:style style:name="P7" style:family="paragraph" style:parent-style-name="Text_20_body">
      <style:text-properties officeooo:rsid="001045c0" officeooo:paragraph-rsid="001045c0"/>
    </style:style>
    <style:style style:name="P8" style:family="paragraph" style:parent-style-name="Text_20_body">
      <style:paragraph-properties fo:text-align="end" style:justify-single-word="false"/>
      <style:text-properties fo:font-size="8pt" officeooo:paragraph-rsid="001df45a" style:font-size-asian="8pt" style:font-size-complex="8pt"/>
    </style:style>
    <style:style style:name="P9" style:family="paragraph" style:parent-style-name="Text_20_body">
      <style:text-properties officeooo:rsid="001045c0" officeooo:paragraph-rsid="001eb2ee"/>
    </style:style>
    <style:style style:name="P10" style:family="paragraph" style:parent-style-name="Table_20_Heading">
      <style:text-properties fo:font-size="9pt" officeooo:rsid="000b67a7" officeooo:paragraph-rsid="001eb2ee" style:font-size-asian="9pt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Droid Sans2" fo:font-size="8pt" officeooo:paragraph-rsid="001eb2ee" style:font-size-asian="8pt" style:font-size-complex="8pt"/>
    </style:style>
    <style:style style:name="P12" style:family="paragraph" style:parent-style-name="Table_20_Contents">
      <style:text-properties style:font-name="Droid Sans2" fo:font-size="8pt" officeooo:paragraph-rsid="001eb2ee" style:font-size-asian="8pt" style:font-size-complex="8pt"/>
    </style:style>
    <style:style style:name="P13" style:family="paragraph" style:parent-style-name="Table_20_Contents">
      <style:text-properties style:font-name="Droid Sans2" fo:font-size="8pt" fo:font-weight="bold" officeooo:paragraph-rsid="001eb2ee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Droid Sans Mono" fo:font-size="8pt" fo:font-weight="normal" officeooo:paragraph-rsid="001eb2ee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Droid Sans" fo:font-size="8pt" fo:font-weight="normal" officeooo:paragraph-rsid="0020b30a" style:font-size-asian="8pt" style:font-weight-asian="normal" style:font-size-complex="8pt" style:font-weight-complex="normal"/>
    </style:style>
    <style:style style:name="P16" style:family="paragraph" style:parent-style-name="Heading_20_1" style:master-page-name="First_20_Page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8d87e" style:font-weight-asian="normal" style:font-weight-complex="normal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officeooo:rsid="000ce37e"/>
    </style:style>
    <style:style style:name="T6" style:family="text">
      <style:text-properties officeooo:rsid="00120e48"/>
    </style:style>
    <style:style style:name="T7" style:family="text">
      <style:text-properties officeooo:rsid="001aabe9"/>
    </style:style>
    <style:style style:name="T8" style:family="text">
      <style:text-properties officeooo:rsid="001c4755"/>
    </style:style>
    <style:style style:name="T9" style:family="text">
      <style:text-properties officeooo:rsid="001eb2e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text:span text:style-name="T4"><text:placeholder text:placeholder-type="text">&lt;if test="sector"&gt;</text:placeholder></text:span><text:span text:style-name="T4"><text:placeholder text:placeholder-type="text">&lt;sector.operational_area.name&gt;</text:placeholder></text:span><text:span text:style-name="T4"> REGIONAL HEALTH AUTHORITY</text:span><text:span text:style-name="T4"><text:placeholder text:placeholder-type="text">&lt;/if&gt;</text:placeholder></text:span><text:span text:style-name="T4"><text:line-break/></text:span><text:span text:style-name="T4"><text:placeholder text:placeholder-type="text">&lt;if test="institution"&gt;</text:placeholder></text:span><text:span text:style-name="T1"><text:placeholder text:placeholder-type="text">&lt;institution.name.name&gt;</text:placeholder></text:span><text:span text:style-name="T1"><text:placeholder text:placeholder-type="text">&lt;/if&gt;</text:placeholder></text:span><text:span text:style-name="T1"><text:line-break/></text:span><text:span text:style-name="T2">Patient Evaluation Register, </text:span><text:span text:style-name="T3">By Disease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Selected Disease<text:placeholder text:placeholder-type="text">&lt;if test="disease_plural"&gt;</text:placeholder><text:span text:style-name="T6">s</text:span><text:span text:style-name="T6"><text:placeholder text:placeholder-type="text">&lt;/if&gt;</text:placeholder></text:span>: <text:span text:style-name="T1"><text:placeholder text:placeholder-type="text">&lt;selected_diseases&gt;</text:placeholder></text:span></text:p>
          </table:table-cell>
          <table:table-cell table:style-name="Table1.A1" office:value-type="string">
            <text:p text:style-name="P9">Selected <text:span text:style-name="T9">Procedure</text:span><text:placeholder text:placeholder-type="text">&lt;if test="procedure_plural"&gt;</text:placeholder><text:span text:style-name="T6">s</text:span><text:span text:style-name="T6"><text:placeholder text:placeholder-type="text">&lt;/if&gt;</text:placeholder></text:span>: <text:span text:style-name="T1"><text:placeholder text:placeholder-type="text">&lt;selected_procedures&gt;</text:placeholder></text:span></text:p>
          </table:table-cell>
        </table:table-row>
        <table:table-row>
          <table:table-cell table:style-name="Table1.A1" office:value-type="string">
            <text:p text:style-name="Text_20_body">Specialty/Service: <text:placeholder text:placeholder-type="text">&lt;choose test=""&gt;</text:placeholder><text:placeholder text:placeholder-type="text">&lt;when test="specialty"&gt;</text:placeholder><text:span text:style-name="T1"><text:placeholder text:placeholder-type="text">&lt;specialty.name&gt;</text:placeholder></text:span><text:placeholder text:placeholder-type="text">&lt;/when&gt;</text:placeholder><text:placeholder text:placeholder-type="text">&lt;otherwise&gt;</text:placeholder><text:span text:style-name="T1">All Services</text:span><text:placeholder text:placeholder-type="text">&lt;/otherwise&gt;</text:placeholder><text:placeholder text:placeholder-type="text">&lt;/choose&gt;</text:placeholder></text:p>
          </table:table-cell>
          <table:table-cell table:style-name="Table1.A1" office:value-type="string">
            <text:p text:style-name="P6"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</table:table-row>
      </table:table>
      <table:table table:name="Table0" table:style-name="Table0">
        <table:table-column table:style-name="Table0.A"/>
        <table:table-column table:style-name="Table0.B"/>
        <table:table-column table:style-name="Table0.C"/>
        <table:table-column table:style-name="Table0.D"/>
        <table:table-column table:style-name="Table0.E"/>
        <table:table-column table:style-name="Table0.F"/>
        <table:table-column table:style-name="Table0.G"/>
        <table:table-header-rows>
          <table:table-row>
            <table:table-cell table:style-name="Table0.A1" office:value-type="string">
              <text:p text:style-name="P2">MRN<text:line-break/>UPI</text:p>
            </table:table-cell>
            <table:table-cell table:style-name="Table0.A1" office:value-type="string">
              <text:p text:style-name="P2">Name</text:p>
            </table:table-cell>
            <table:table-cell table:style-name="Table0.A1" office:value-type="string">
              <text:p text:style-name="P3">Age<text:line-break/>Sex</text:p>
            </table:table-cell>
            <table:table-cell table:style-name="Table0.A1" office:value-type="string">
              <text:p text:style-name="P3">Address</text:p>
            </table:table-cell>
            <table:table-cell table:style-name="Table0.A1" office:value-type="string">
              <text:p text:style-name="P10">Service/</text:p>
              <text:p text:style-name="P10"><text:span text:style-name="T9">Specialty</text:span></text:p>
            </table:table-cell>
            <table:table-cell table:style-name="Table0.A1" office:value-type="string">
              <text:p text:style-name="P2">Symptoms <text:span text:style-name="T5">and Procedures</text:span></text:p>
            </table:table-cell>
            <table:table-cell table:style-name="Table0.G1" office:value-type="string">
              <text:p text:style-name="P2">Diagnosis/ <text:span text:style-name="T9">Secondary Conditions</text:span></text:p>
            </table:table-cell>
          </table:table-row>
        </table:table-header-rows>
        <table:table-row>
          <table:table-cell table:style-name="Table0.A2" table:number-columns-spanned="7" office:value-type="string">
            <text:p text:style-name="P4"><text:placeholder text:placeholder-type="text">&lt;for each="evaluation_date, patient_evaluations in evaluation_group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2" table:number-columns-spanned="7" office:value-type="string">
            <text:p text:style-name="P5"><text:placeholder text:placeholder-type="text">&lt;evaluation_date&gt;</text:placeholder> <text:s text:c="2"/><text:span text:style-name="T2">Evaluations:</text:span> <text:placeholder text:placeholder-type="text">&lt;len(patient_evaluations)&gt;</text:placeholder> <text:span text:style-name="T7">with </text:span><text:span text:style-name="T7"><text:placeholder text:placeholder-type="text">&lt;selected_diseases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2" table:number-columns-spanned="7" office:value-type="string">
            <text:p text:style-name="P4"><text:placeholder text:placeholder-type="text">&lt;for each="e in patient_evaluation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5" office:value-type="string">
            <text:p text:style-name="P14"><text:placeholder text:placeholder-type="text">&lt;e['patient.medical_record_num']&gt;</text:placeholder><text:line-break/><text:placeholder text:placeholder-type="text">&lt;e['patient.puid']&gt;</text:placeholder></text:p>
          </table:table-cell>
          <table:table-cell table:style-name="Table0.A5" office:value-type="string">
            <text:p text:style-name="P13"><text:placeholder text:placeholder-type="text">&lt;e['patient.name.name']&gt;</text:placeholder><text:line-break/><text:placeholder text:placeholder-type="text">&lt;if test="e.fvty"&gt;</text:placeholder><text:span text:style-name="T2">1st-Visit</text:span><text:placeholder text:placeholder-type="text">&lt;/if&gt;</text:placeholder></text:p>
          </table:table-cell>
          <table:table-cell table:style-name="Table0.A5" office:value-type="string">
            <text:p text:style-name="P11"><text:placeholder text:placeholder-type="text">&lt;e['patient.age']&gt;</text:placeholder></text:p>
            <text:p text:style-name="P11"><text:placeholder text:placeholder-type="text">&lt;e['patient.sex_display']&gt;</text:placeholder></text:p>
          </table:table-cell>
          <table:table-cell table:style-name="Table0.A5" office:value-type="string">
            <text:p text:style-name="P15"><text:placeholder text:placeholder-type="text">&lt;e.get('patient.name.du.simple_address', '')&gt;</text:placeholder></text:p>
            <text:p text:style-name="P15"><text:placeholder text:placeholder-type="text">&lt;e.get('patient.name.du.address_subdivision.name', '')&gt;</text:placeholder></text:p>
          </table:table-cell>
          <table:table-cell table:style-name="Table0.A5" office:value-type="string">
            <text:p text:style-name="P12"><text:placeholder text:placeholder-type="text">&lt;e['appointment.speciality.name']&gt;</text:placeholder></text:p>
          </table:table-cell>
          <table:table-cell table:style-name="Table0.A5" office:value-type="string">
            <text:p text:style-name="P12"><text:placeholder text:placeholder-type="text">&lt;for each="sign in e.get('signs', [])"&gt;</text:placeholder><text:placeholder text:placeholder-type="text">&lt;sign&gt;</text:placeholder>; <text:placeholder text:placeholder-type="text">&lt;/for&gt;</text:placeholder><text:line-break/><text:placeholder text:placeholder-type="text">&lt;for each="di in e.get('procedures', [])"&gt;</text:placeholder><text:placeholder text:placeholder-type="text">&lt;di&gt;</text:placeholder>; <text:placeholder text:placeholder-type="text">&lt;/for&gt;</text:placeholder></text:p>
          </table:table-cell>
          <table:table-cell table:style-name="Table0.A2" office:value-type="string">
            <text:p text:style-name="P12"><text:placeholder text:placeholder-type="text">&lt;for each="di in e.get('diagnosis', [])"&gt;</text:placeholder><text:span text:style-name="T1"><text:placeholder text:placeholder-type="text">&lt;di&gt;</text:placeholder></text:span>; <text:placeholder text:placeholder-type="text">&lt;/for&gt;</text:placeholder><text:placeholder text:placeholder-type="text">&lt;for each="di in e.get('secondary_conditions', [])"&gt;</text:placeholder><text:placeholder text:placeholder-type="text">&lt;di&gt;</text:placeholder>; <text:placeholder text:placeholder-type="text">&lt;/for&gt;</text:placeholder></text:p>
          </table:table-cell>
        </table:table-row>
        <table:table-row>
          <table:table-cell table:style-name="Table0.A2" table:number-columns-spanned="7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2" table:number-columns-spanned="7" office:value-type="string">
            <text:p text:style-name="P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0.A2" table:number-columns-spanned="7" office:value-type="string">
            <text:p text:style-name="P8"><text:span text:style-name="T1"><text:placeholder text:placeholder-type="text">&lt;evaluation_count&gt;</text:placeholder></text:span> <text:span text:style-name="T8">Evaluation</text:span><text:span text:style-name="T8"><text:placeholder text:placeholder-type="text">&lt;if test="evaluation_count!=1"&gt;</text:placeholder></text:span><text:span text:style-name="T8">s</text:span><text:span text:style-name="T8"><text:placeholder text:placeholder-type="text">&lt;/if&gt;</text:placeholder></text:span><text:span text:style-name="T8"> for </text:span><text:placeholder text:placeholder-type="text">&lt;choose test=""&gt;</text:placeholder><text:placeholder text:placeholder-type="text">&lt;when test="date_start"&gt;</text:placeholder>Date Range: <text:span text:style-name="T1"><text:placeholder text:placeholder-type="text">&lt;date_start&gt;</text:placeholder></text:span><text:span text:style-name="T1"> to </text:span><text:span text:style-name="T1"><text:placeholder text:placeholder-type="text">&lt;date_end&gt;</text:placeholder></text:span><text:placeholder text:placeholder-type="text">&lt;/when&gt;</text:placeholder><text:placeholder text:placeholder-type="text">&lt;otherwise&gt;</text:placeholder>For Date: <text:span text:style-name="T1"><text:placeholder text:placeholder-type="text">&lt;eval_date&gt;</text:placeholder></text:span><text:placeholder text:placeholder-type="text">&lt;/otherwise&gt;</text:placeholder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Droid Sans2" svg:font-family="'Droid Sans'" style:font-family-generic="swiss" style:font-pitch="variable"/>
    <style:font-face style:name="Droid Sans1" svg:font-family="'Droid Sans'" style:font-adornments="Bold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3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3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Droid Sans1" fo:font-family="'Droid Sans'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style:font-size-asian="10pt" style:font-size-complex="10pt"/>
    </style:style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5in" fo:margin-bottom="0.5in" fo:margin-left="0.5in" fo:margin-right="0.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5in" fo:margin-left="0.5in" fo:margin-right="0.5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shadow="none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 of <text:page-count>1</text:page-count><text:line-break/><text:placeholder text:placeholder-type="text">&lt;institution.name.name&gt;</text:placeholder> Patient Evaluation Register for <text:span text:style-name="MT1"><text:placeholder text:placeholder-type="text">&lt;eval_date&gt;</text:placeholder></text:span><text:placeholder text:placeholder-type="text">&lt;if test="date_start"&gt;</text:placeholder> to <text:span text:style-name="MT1"><text:placeholder text:placeholder-type="text">&lt;date_end&gt;</text:placeholder></text:span><text:placeholder text:placeholder-type="text">&lt;/if&gt;</text:placeholder></text:p>
      </style:footer>
    </style:master-page>
    <style:master-page style:name="First_20_Page" style:display-name="First Page" style:page-layout-name="Mpm2" style:next-style-name="Standard">
      <style:footer>
        <text:p text:style-name="MP1">Page <text:page-number text:select-page="current">1</text:page-number> of <text:page-count>1</text:page-count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1T18:53:03.004063097</meta:creation-date>
    <meta:editing-duration>P0D</meta:editing-duration>
    <meta:editing-cycles>1</meta:editing-cycles>
    <meta:generator>LibreOffice/4.3.3.2$Linux_X86_64 LibreOffice_project/430m0$Build-2</meta:generator>
    <meta:keyword>patient daily evaluation register</meta:keyword>
    <dc:subject>evaluations</dc:subject>
    <dc:title>Patient Evaluation Register</dc:title>
    <meta:document-statistic meta:table-count="2" meta:image-count="0" meta:object-count="0" meta:page-count="1" meta:paragraph-count="30" meta:word-count="129" meta:character-count="1726" meta:non-whitespace-character-count="1625"/>
  </office:meta>
</office:document-meta>
</file>